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ormatValidator.isFormatValid( String pattern , String value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FormatValidator.setFormatPatterns( String format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atValidator.parseFormatPattern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FormatValidator.FormatValid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Validator.restoreState( FacesContext context , Object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Validator.validate( FacesContext context , UIComponent component , Object toValidat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FormatValidator.FormatValidator( String formatPatter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ormatValidator.setTransient( boolean transie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Validator.getForma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atValidator.saveState( Faces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atValidator.isTrans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